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9EFEFDEA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lyt-rededges-subtitle">
      <style:graphic-properties draw:fill-color="#ffffff" draw:auto-grow-height="true" fo:min-height="12.18cm"/>
    </style:style>
    <style:style style:name="pr2" style:family="presentation" style:parent-style-name="lyt-rededges-title">
      <style:graphic-properties fo:min-height="3.506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outline1">
      <style:graphic-properties fo:min-height="12.18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 style:list-style-name="L3">
      <style:graphic-properties fo:min-height="12.18cm"/>
    </style:style>
    <style:style style:name="pr7" style:family="presentation" style:parent-style-name="lyt-rededges-title">
      <style:graphic-properties draw:auto-grow-height="true" fo:min-height="3.506cm"/>
    </style:style>
    <style:style style:name="pr8" style:family="presentation" style:parent-style-name="lyt-rededges-outline1">
      <style:graphic-properties fo:min-height="11.929cm"/>
    </style:style>
    <style:style style:name="co1" style:family="table-column">
      <style:table-column-properties style:column-width="5.929cm" style:use-optimal-column-width="false"/>
    </style:style>
    <style:style style:name="co2" style:family="table-column">
      <style:table-column-properties style:column-width="18.6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835cm"/>
    </style:style>
    <style:style style:name="ro3" style:family="table-row">
      <style:table-row-properties style:row-height="1.124cm"/>
    </style:style>
    <style:style style:name="ce1" style:family="table-cell">
      <style:graphic-properties style:repeat="repeat"/>
      <style:text-properties fo:font-weight="normal" style:font-weight-asian="normal" style:font-weight-complex="normal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font-size="28.1000003814697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weight="normal" style:font-weight-asian="normal" style:font-weight-complex="normal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position="sub 58%" fo:font-size="18pt" fo:font-weight="bold" style:font-weight-asian="bold" style:font-weight-complex="bold"/>
    </style:style>
    <style:style style:name="T7" style:family="text">
      <style:text-properties style:text-position="-33% 58%" fo:font-size="18pt"/>
    </style:style>
    <style:style style:name="T8" style:family="text">
      <style:text-properties style:text-position="0% 100%" fo:font-size="18pt"/>
    </style:style>
    <style:style style:name="T9" style:family="text">
      <style:text-properties style:text-position="-33% 58%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 " style:num-format="1">
        <style:list-level-properties text:space-before="0.3cm" text:min-label-width="0.9cm"/>
        <style:text-properties fo:color="#008080" fo:font-size="100%"/>
      </text:list-level-style-number>
      <text:list-level-style-number text:level="2" style:num-suffix=") " style:num-format="">
        <style:list-level-properties text:space-before="1.6cm" text:min-label-width="0.8cm"/>
        <style:text-properties fo:color="#008080" fo:font-size="60%"/>
      </text:list-level-style-number>
      <text:list-level-style-number text:level="3" style:num-suffix=") " style:num-format="1">
        <style:list-level-properties text:space-before="3cm" text:min-label-width="0.6cm"/>
        <style:text-properties fo:color="#008080" fo:font-size="100%"/>
      </text:list-level-style-number>
      <text:list-level-style-number text:level="4" style:num-suffix=") " style:num-format="1">
        <style:list-level-properties text:space-before="4.2cm" text:min-label-width="0.6cm"/>
        <style:text-properties fo:color="#008080" fo:font-size="100%"/>
      </text:list-level-style-number>
      <text:list-level-style-number text:level="5" style:num-suffix=") " style:num-format="1">
        <style:list-level-properties text:space-before="5.4cm" text:min-label-width="0.6cm"/>
        <style:text-properties fo:color="#008080" fo:font-size="100%"/>
      </text:list-level-style-number>
      <text:list-level-style-number text:level="6" style:num-suffix=") " style:num-format="1">
        <style:list-level-properties text:space-before="6.6cm" text:min-label-width="0.6cm"/>
        <style:text-properties fo:color="#008080" fo:font-size="100%"/>
      </text:list-level-style-number>
      <text:list-level-style-number text:level="7" style:num-suffix=") " style:num-format="1">
        <style:list-level-properties text:space-before="7.8cm" text:min-label-width="0.6cm"/>
        <style:text-properties fo:color="#008080" fo:font-size="100%"/>
      </text:list-level-style-number>
      <text:list-level-style-number text:level="8" style:num-suffix=") " style:num-format="1">
        <style:list-level-properties text:space-before="9cm" text:min-label-width="0.6cm"/>
        <style:text-properties fo:color="#008080" fo:font-size="100%"/>
      </text:list-level-style-number>
      <text:list-level-style-number text:level="9" style:num-suffix=") " style:num-format="1">
        <style:list-level-properties text:space-before="10.2cm" text:min-label-width="0.6cm"/>
        <style:text-properties fo:color="#008080" fo:font-size="100%"/>
      </text:list-level-style-number>
      <text:list-level-style-number text:level="10" style:num-suffix=") " style:num-format="1">
        <style:list-level-properties text:space-before="5.4cm" text:min-label-width="0.6cm"/>
        <style:text-properties fo:color="#008080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draw:frame presentation:style-name="pr1" draw:layer="layout" svg:width="21.599cm" svg:height="12.18cm" svg:x="5.5cm" svg:y="4.914cm" presentation:class="subtitle">
          <draw:text-box>
            <text:p>Ein Zeitmanagement-Tool<text:line-break/>entwickelt von Florian Heß</text:p>
            <text:p>2012-</text:p>
          </draw:text-box>
        </draw:frame>
        <draw:frame presentation:style-name="pr2" draw:layer="layout" svg:width="17.099cm" svg:height="3.506cm" svg:x="10.1cm" svg:y="0.837cm" presentation:class="title" presentation:user-transformed="true">
          <draw:text-box>
            <text:p>Flow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 presentation:user-transformed="true">
          <draw:text-box>
            <text:p>Wozu Zeitmanagement?</text:p>
          </draw:text-box>
        </draw:frame>
        <draw:frame presentation:style-name="pr4" draw:layer="layout" svg:width="21.599cm" svg:height="12.18cm" svg:x="5.601cm" svg:y="7cm" presentation:class="outline" presentation:user-transformed="true">
          <draw:text-box>
            <text:p><text:span text:style-name="T1">Im Idealfall:</text:span></text:p>
            <text:list text:style-name="L2">
              <text:list-item>
                <text:p>Gegen subkutanen Dauerstress</text:p>
              </text:list-item>
              <text:list-item>
                <text:p>Stressblockaden</text:p>
              </text:list-item>
              <text:list-item>
                <text:p>Nie mehr Fristen verpassen</text:p>
              </text:list-item>
              <text:list-item>
                <text:p>Prokrastination (?)</text:p>
              </text:list-item>
              <text:list-item>
                <text:p>Gefühl, nicht genug geschafft zu ha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>
          <draw:text-box>
            <text:p>Stufen des Zeitmanagements</text:p>
          </draw:text-box>
        </draw:frame>
        <draw:frame presentation:style-name="pr6" draw:layer="layout" svg:width="21.599cm" svg:height="14.335cm" svg:x="5.5cm" svg:y="4.914cm" presentation:class="outline" presentation:user-transformed="true">
          <draw:text-box>
            <text:list text:style-name="L3">
              <text:list-item>
                <text:p>Zeitmanagement im Blut</text:p>
                <text:list>
                  <text:list-item>
                    <text:p>Effizient? Von Gefühl abhängig.</text:p>
                  </text:list-item>
                </text:list>
              </text:list-item>
              <text:list-item>
                <text:p>Mailprogramm im Blick behalten</text:p>
                <text:list>
                  <text:list-item>
                    <text:p>Erzeugt potenziell Stress (Überlauf)</text:p>
                  </text:list-item>
                </text:list>
              </text:list-item>
              <text:list-item>
                <text:p>Todo-Liste auf Papier</text:p>
                <text:list>
                  <text:list-item>
                    <text:p>Gesamtliste ↔ Tagesliste synchron</text:p>
                  </text:list-item>
                </text:list>
              </text:list-item>
              <text:list-item>
                <text:p>Horde etc.</text:p>
                <text:list>
                  <text:list-item>
                    <text:p>Nur Aufgabensammlung/-beschreibung</text:p>
                  </text:list-item>
                </text:list>
              </text:list-item>
              <text:list-item>
                <text:p>FlowMan – hilft das wohl bess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2" draw:layer="layout" svg:width="17.099cm" svg:height="3.506cm" svg:x="10.1cm" svg:y="0.837cm" presentation:class="title">
          <draw:text-box>
            <text:p>Wozu FlowMan?</text:p>
          </draw:text-box>
        </draw:frame>
        <draw:frame presentation:style-name="pr4" draw:layer="layout" svg:width="21.599cm" svg:height="12.18cm" svg:x="5.5cm" svg:y="4.914cm" presentation:class="outline" presentation:user-transformed="true">
          <draw:text-box>
            <text:list text:style-name="L2">
              <text:list-item>
                <text:p>FlowMan berechnet Dringlichkeit</text:p>
              </text:list-item>
              <text:list-item>
                <text:p>Ranking der Aufgaben auf dieser Basis</text:p>
              </text:list-item>
              <text:list-item>
                <text:p>Konzept der Nettoarbeitszeit</text:p>
                <text:list>
                  <text:list-item>
                    <text:p>Abzgl. Feierabend, Urlaube, Schichten</text:p>
                  </text:list-item>
                </text:list>
              </text:list-item>
              <text:list-item>
                <text:p>Nur in NAZ werden Aufgaben dringender</text:p>
                <text:list>
                  <text:list-item>
                    <text:p>Sonst bleibt die Zeit ste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7" draw:layer="layout" svg:width="17.099cm" svg:height="3.506cm" svg:x="10.1cm" svg:y="0.837cm" presentation:class="title" presentation:user-transformed="true">
          <draw:text-box>
            <text:p>Faktoren objektiver Dringlichkeit</text:p>
          </draw:text-box>
        </draw:frame>
        <draw:frame presentation:style-name="pr8" draw:layer="layout" svg:width="21.599cm" svg:height="11.929cm" svg:x="5.5cm" svg:y="4.914cm" presentation:class="outline" presentation:user-transformed="true">
          <draw:text-box>
            <text:p>Ein Vorhaben ist umso dringender,</text:p>
            <text:list text:style-name="L2">
              <text:list-item>
                <text:p>je weniger davon erledigt ist</text:p>
                <text:list>
                  <text:list-item>
                    <text:p>relativ zum Fortschritt der Nettoarbeitsz.</text:p>
                  </text:list-item>
                  <text:list-item>
                    <text:p>Versch. Zeitbedarfe einzelner Schritte</text:p>
                  </text:list-item>
                </text:list>
              </text:list-item>
              <text:list-item>
                <text:p>je höher die Priorität eingestuft wurde, </text:p>
              </text:list-item>
              <text:list-item>
                <text:p>und nicht zuletzt: je näher die Frist rück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draw:frame presentation:style-name="pr7" draw:layer="layout" svg:width="17.099cm" svg:height="3.506cm" svg:x="10.1cm" svg:y="0.837cm" presentation:class="title">
          <draw:text-box>
            <text:p>Erklärung der Fischformel</text:p>
          </draw:text-box>
        </draw:frame>
        <draw:frame draw:style-name="standard" draw:layer="layout" svg:width="24.608cm" svg:height="11.08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Komponente</text:span></text:p>
              </table:table-cell>
              <table:table-cell table:style-name="ce2">
                <text:p>Bedeutung</text:p>
              </table:table-cell>
            </table:table-row>
            <table:table-row table:style-name="ro1">
              <table:table-cell table:style-name="ce3">
                <text:p><text:span text:style-name="T3">R</text:span></text:p>
              </table:table-cell>
              <table:table-cell table:style-name="ce2">
                <text:p><text:span text:style-name="T4">Ranking-Wert, nach ihm wird Todo-Liste absteigend sortiert</text:span></text:p>
              </table:table-cell>
            </table:table-row>
            <table:table-row table:style-name="ro1">
              <table:table-cell table:style-name="ce3">
                <text:p><text:span text:style-name="T3">P</text:span></text:p>
              </table:table-cell>
              <table:table-cell table:style-name="ce2">
                <text:p><text:span text:style-name="T4">Priorität des Auftrags (1 = »auf Halde«, 2 = bald zu erl., ...)</text:span></text:p>
              </table:table-cell>
            </table:table-row>
            <table:table-row table:style-name="ro2">
              <table:table-cell table:style-name="ce3">
                <text:p><text:span text:style-name="T3">NAZ(t</text:span><text:span text:style-name="T5">1</text:span><text:span text:style-name="T3">, t</text:span><text:span text:style-name="T6">2</text:span><text:span text:style-name="T3">)</text:span></text:p>
              </table:table-cell>
              <table:table-cell table:style-name="ce2">
                <text:p><text:span text:style-name="T4">Funktion zur Ermittlung der Nettoarbeitszeit. Rechnet aus der Zeitspanne t</text:span><text:span text:style-name="T7">1</text:span><text:span text:style-name="T8"> bis t</text:span><text:span text:style-name="T7">2</text:span><text:span text:style-name="T4"> den Feierabend, etwaige Urlaube und andere Schichten/Jobs heraus (soweit konfiguriert)</text:span></text:p>
              </table:table-cell>
            </table:table-row>
            <table:table-row table:style-name="ro3">
              <table:table-cell table:style-name="ce3">
                <text:p><text:span text:style-name="T3">t</text:span><text:span text:style-name="T9">0</text:span></text:p>
              </table:table-cell>
              <table:table-cell table:style-name="ce2">
                <text:p><text:span text:style-name="T4">Zeitpunkt, ab dem das Vorhaben erledigt werden soll</text:span></text:p>
              </table:table-cell>
            </table:table-row>
            <table:table-row table:style-name="ro3">
              <table:table-cell table:style-name="ce3">
                <text:p><text:span text:style-name="T3">t</text:span><text:span text:style-name="T9">j</text:span></text:p>
              </table:table-cell>
              <table:table-cell table:style-name="ce2">
                <text:p><text:span text:style-name="T4">Jetziger Zeitpunkt</text:span></text:p>
              </table:table-cell>
            </table:table-row>
            <table:table-row table:style-name="ro3">
              <table:table-cell table:style-name="ce3">
                <text:p><text:span text:style-name="T3">t</text:span><text:span text:style-name="T9">u</text:span></text:p>
              </table:table-cell>
              <table:table-cell table:style-name="ce2">
                <text:p><text:span text:style-name="T4">Zeitpunkt, bis zu dem das Vorhaben erledigt sein soll</text:span></text:p>
              </table:table-cell>
            </table:table-row>
            <table:table-row table:style-name="ro3">
              <table:table-cell table:style-name="ce3">
                <text:p><text:span text:style-name="T3">A</text:span><text:span text:style-name="T9">e</text:span></text:p>
              </table:table-cell>
              <table:table-cell table:style-name="ce2">
                <text:p><text:span text:style-name="T4">Erledigte Arbeitsschritte, nach Zeitaufwand geschätzt+gewichtet</text:span></text:p>
              </table:table-cell>
            </table:table-row>
            <table:table-row table:style-name="ro3">
              <table:table-cell table:style-name="ce3">
                <text:p><text:span text:style-name="T3">A</text:span><text:span text:style-name="T9">g</text:span></text:p>
              </table:table-cell>
              <table:table-cell table:style-name="ce2">
                <text:p><text:span text:style-name="T4">Arbeitsschritte bzw. Gesamtsumme ihrer Anteile am Zeitaufwa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7" draw:layer="layout" svg:width="17.099cm" svg:height="3.506cm" svg:x="10.1cm" svg:y="0.837cm" presentation:class="title">
          <draw:text-box>
            <text:p>Basis des Rankings: die Fischformel</text:p>
          </draw:text-box>
        </draw:frame>
        <draw:frame draw:style-name="gr2" draw:layer="layout" svg:width="35.993cm" svg:height="23.664cm" svg:x="-4.6cm" svg:y="0.89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1.684cm" svg:height="8.999cm" svg:x="2.916cm" svg:y="7.80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4T20:31:09</meta:creation-date>
    <dc:date>2012-08-18T00:47:45</dc:date>
    <meta:editing-duration>PT3H6M48S</meta:editing-duration>
    <meta:editing-cycles>5</meta:editing-cycles>
    <meta:generator>LibreOffice/3.5$Linux_X86_64 LibreOffice_project/350m1$Build-3</meta:generator>
    <meta:document-statistic meta:object-count="61"/>
  </office:meta>
</office:document-meta>
</file>

<file path=Object 1/content.xml><?xml version="1.0" encoding="utf-8"?>
<math xmlns="http://www.w3.org/1998/Math/MathML">
  <semantics>
    <mrow>
      <mrow>
        <mi>R</mi>
        <mo stretchy="false">=</mo>
        <mfrac>
          <mrow>
            <mrow>
              <mi>P</mi>
              <mo stretchy="false">⋅</mo>
              <msup>
                <mn>10</mn>
                <mrow>
                  <mrow>
                    <mfrac>
                      <mrow>
                        <mi mathvariant="italic">NAZ</mi>
                        <mrow>
                          <mo stretchy="false">(</mo>
                          <mrow>
                            <mrow>
                              <msub>
                                <mi>t</mi>
                                <mn>0</mn>
                              </msub>
                            </mrow>
                            <mi>,</mi>
                            <mrow>
                              <msub>
                                <mi>t</mi>
                                <mi>j</mi>
                              </msub>
                            </mrow>
                          </mrow>
                          <mo stretchy="false">)</mo>
                        </mrow>
                      </mrow>
                      <mrow>
                        <mi mathvariant="italic">NAZ</mi>
                        <mrow>
                          <mo stretchy="false">(</mo>
                          <mrow>
                            <mrow>
                              <msub>
                                <mi>t</mi>
                                <mn>0</mn>
                              </msub>
                            </mrow>
                            <mi>,</mi>
                            <mrow>
                              <msub>
                                <mi>t</mi>
                                <mi>u</mi>
                              </msub>
                            </mrow>
                          </mrow>
                          <mo stretchy="false">)</mo>
                        </mrow>
                      </mrow>
                    </mfrac>
                    <mo stretchy="false">−</mo>
                    <mfrac>
                      <msub>
                        <mi>A</mi>
                        <mi>e</mi>
                      </msub>
                      <msub>
                        <mi>A</mi>
                        <mi>g</mi>
                      </msub>
                    </mfrac>
                  </mrow>
                </mrow>
              </msup>
            </mrow>
          </mrow>
          <mrow>
            <mrow>
              <mn>1</mn>
              <mo stretchy="false">−</mo>
              <mfrac>
                <mrow>
                  <mi mathvariant="italic">NAZ</mi>
                  <mrow>
                    <mo stretchy="false">(</mo>
                    <mrow>
                      <mrow>
                        <msub>
                          <mi>t</mi>
                          <mn>0</mn>
                        </msub>
                      </mrow>
                      <mi>,</mi>
                      <mrow>
                        <msub>
                          <mi>t</mi>
                          <mi>j</mi>
                        </msub>
                      </mrow>
                    </mrow>
                    <mo stretchy="false">)</mo>
                  </mrow>
                </mrow>
                <mrow>
                  <mi mathvariant="italic">NAZ</mi>
                  <mrow>
                    <mo stretchy="false">(</mo>
                    <mrow>
                      <mrow>
                        <msub>
                          <mi>t</mi>
                          <mn>0</mn>
                        </msub>
                      </mrow>
                      <mi>,</mi>
                      <mrow>
                        <msub>
                          <mi>t</mi>
                          <mi>u</mi>
                        </msub>
                      </mrow>
                    </mrow>
                    <mo stretchy="false">)</mo>
                  </mrow>
                </mrow>
              </mfrac>
            </mrow>
          </mrow>
        </mfrac>
      </mrow>
      <mi mathvariant="italic">für</mi>
      <mrow>
        <msub>
          <mi>t</mi>
          <mi>j</mi>
        </msub>
        <mo stretchy="false">&lt;</mo>
        <msub>
          <mi>t</mi>
          <mi>u</mi>
        </msub>
      </mrow>
    </mrow>
    <annotation encoding="StarMath 5.0">R = {P cdot 10^{{NAZ({t_0},{t_j})} over {NAZ({t_0},{t_u})} - A_e over A_g }} over {1 - {NAZ({t_0},{t_j})} over {NAZ({t_0},{t_u})}} für t_j &lt; t_u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9.699cm" svg:height="4.299cm" svg:x="2.2cm" svg:y="11cm" svg:viewBox="0 0 9700 4300" draw:points="0,2490 2166,0 6310,113 7722,1584 8476,1697 9700,340 9135,2376 9700,3847 8005,3056 5839,4300 2731,4300">
          <text:p/>
        </draw:polygon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